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gr7" style:family="graphic" style:parent-style-name="standard">
      <style:graphic-properties draw:stroke="none" svg:stroke-color="#000000" draw:fill="none" draw:fill-color="#ffffff" fo:min-height="1.9cm"/>
    </style:style>
    <style:style style:name="gr8" style:family="graphic" style:parent-style-name="standard">
      <style:graphic-properties draw:stroke="none" svg:stroke-color="#000000" draw:fill="none" draw:fill-color="#ffffff" fo:min-height="1.3cm"/>
    </style:style>
    <style:style style:name="gr9" style:family="graphic" style:parent-style-name="standard">
      <style:graphic-properties draw:stroke="dash" draw:stroke-dash="Ultrafine_20_Dashed" draw:marker-end="Arrow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3" draw:id="id3" draw:layer="layout" svg:width="7.3cm" svg:height="3.2cm" svg:x="7.8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7.3cm" svg:height="3.2cm" svg:x="1.8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7.3cm" svg:height="3.2cm" svg:x="11.6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7.3cm" svg:height="3.2cm" svg:x="2.7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6.35cm" svg:y1="14.7cm" svg:x2="5.45cm" svg:y2="12.1cm" draw:start-shape="id1" draw:start-glue-point="4" draw:end-shape="id2" draw:end-glue-point="8" svg:d="m6350 14700v-1299h-900v-1301">
          <text:p/>
        </draw:connector>
        <draw:connector draw:style-name="gr2" draw:text-style-name="P1" draw:layer="layout" svg:x1="5.45cm" svg:y1="8.9cm" svg:x2="7.8cm" svg:y2="5cm" draw:start-shape="id2" draw:end-shape="id3" draw:end-glue-point="6" svg:d="m5450 8900v-3900h2350">
          <text:p/>
        </draw:connector>
        <draw:connector draw:style-name="gr2" draw:text-style-name="P1" draw:layer="layout" svg:x1="15.25cm" svg:y1="8.7cm" svg:x2="14.031cm" svg:y2="6.132cm" draw:start-shape="id4" draw:start-glue-point="4" draw:end-shape="id3" draw:end-glue-point="9" svg:d="m15250 8700v-1049h-1219v-1519">
          <text:p/>
        </draw:connector>
        <draw:custom-shape draw:style-name="gr3" draw:text-style-name="P1" xml:id="id5" draw:id="id5" draw:layer="layout" svg:width="3.3cm" svg:height="3.9cm" svg:x="15.4cm" svg:y="20.6cm">
          <text:p text:style-name="P1">Lista de Serviço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cm" svg:y1="16.3cm" svg:x2="17.05cm" svg:y2="20.6cm" draw:start-shape="id1" draw:start-glue-point="10" draw:end-shape="id5" draw:end-glue-point="0" svg:d="m10000 16300h7050v4300">
          <text:p text:style-name="P1">Recurso de Informática</text:p>
        </draw:connector>
        <draw:custom-shape draw:style-name="gr1" draw:text-style-name="P1" xml:id="id8" draw:id="id8" draw:layer="layout" svg:width="2.3cm" svg:height="1.4cm" svg:x="3.4cm" svg:y="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3cm" svg:height="1.4cm" svg:x="10.9cm" svg:y="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3cm" svg:height="1.4cm" svg:x="6.9cm" svg:y="22.9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.05cm" svg:y1="20.6cm" svg:x2="12.05cm" svg:y2="23cm" draw:start-shape="id5" draw:start-glue-point="0" draw:end-shape="id6" draw:end-glue-point="0" svg:d="m17050 20600v-501h-5000v2901">
          <text:p/>
        </draw:connector>
        <draw:connector draw:style-name="gr2" draw:text-style-name="P1" draw:layer="layout" svg:x1="17.05cm" svg:y1="24.5cm" svg:x2="6.9cm" svg:y2="23.6cm" draw:start-shape="id5" draw:end-shape="id7" draw:end-glue-point="3" svg:d="m17050 24500v501h-10651v-1401h501">
          <text:p/>
        </draw:connector>
        <draw:connector draw:style-name="gr5" draw:text-style-name="P1" draw:layer="layout" svg:x1="15.4cm" svg:y1="22.55cm" svg:x2="4.55cm" svg:y2="23cm" draw:start-shape="id5" draw:start-glue-point="3" draw:end-shape="id8" draw:end-glue-point="0" svg:d="m15400 22550h-5208v-51h-5642v501">
          <text:p text:style-name="P1">Pacotes de Trabalho</text:p>
        </draw:connector>
        <draw:frame draw:style-name="gr6" draw:layer="layout" svg:width="13.4cm" svg:height="1.673cm" svg:x="6.6cm" svg:y="1cm">
          <draw:text-box>
            <text:p>Em cima dessa ação só stakeholders e clientes</text:p>
          </draw:text-box>
        </draw:frame>
        <draw:frame draw:style-name="gr7" draw:layer="layout" svg:width="4.4cm" svg:height="2.384cm" svg:x="2.1cm" svg:y="2cm">
          <draw:text-box>
            <text:p>Mapa do Planejamento Estratégico</text:p>
          </draw:text-box>
        </draw:frame>
      </draw:page>
      <draw:page draw:name="page2" draw:style-name="dp1" draw:master-page-name="Padrão">
        <draw:custom-shape draw:style-name="gr3" draw:text-style-name="P1" xml:id="id12" draw:id="id12" draw:layer="layout" svg:width="9cm" svg:height="3cm" svg:x="5.4cm" svg:y="4.2cm">
          <text:p text:style-name="P1">Entregar o Pacote de Trabalho 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7.4cm" svg:height="3.9cm" svg:x="2.5cm" svg:y="9.2cm">
          <text:p text:style-name="P1">Informar Indicado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7.5cm" svg:height="3.6cm" svg:x="10.2cm" svg:y="9.8cm">
          <text:p text:style-name="P1">Implantar PT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8.6cm" svg:height="3.5cm" svg:x="9.2cm" svg:y="15.4cm">
          <text:p text:style-name="P1">Construir <text:s/>PT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8.1cm" svg:height="3.3cm" svg:x="3.1cm" svg:y="19.6cm">
          <text:p text:style-name="P1">Prover Treinamento em Jav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xml:id="id9" draw:id="id9" draw:layer="layout" svg:width="2.2cm" svg:height="1.55cm" svg:x="4.5cm" svg:y="26cm">
          <draw:text-box>
            <text:p>RH</text:p>
          </draw:text-box>
        </draw:frame>
        <draw:connector draw:style-name="gr9" draw:text-style-name="P1" draw:layer="layout" svg:x1="4.5cm" svg:y1="26.775cm" svg:x2="7.15cm" svg:y2="22.9cm" draw:start-shape="id9" draw:start-glue-point="3" draw:end-shape="id10" draw:end-glue-point="8" svg:d="m4500 26775h-500v-2324h3150v-1551">
          <text:p/>
        </draw:connector>
        <draw:frame draw:style-name="gr10" draw:layer="layout" svg:width="8.6cm" svg:height="1.85cm" svg:x="2.2cm" svg:y="1.6cm">
          <draw:text-box>
            <text:p>Mapa Estratégico de TI</text:p>
          </draw:text-box>
        </draw:frame>
        <draw:connector draw:style-name="gr2" draw:text-style-name="P1" draw:layer="layout" svg:x1="6.2cm" svg:y1="9.2cm" svg:x2="5.4cm" svg:y2="5.7cm" draw:start-shape="id11" draw:start-glue-point="4" draw:end-shape="id12" draw:end-glue-point="6" svg:d="m6200 9200v-999h-1541v-2501h741">
          <text:p/>
        </draw:connector>
        <draw:connector draw:style-name="gr2" draw:text-style-name="P1" draw:layer="layout" svg:x1="13.95cm" svg:y1="9.8cm" svg:x2="14.4cm" svg:y2="5.7cm" draw:start-shape="id13" draw:start-glue-point="4" draw:end-shape="id12" draw:end-glue-point="10" svg:d="m13950 9800v-1299h1176v-2801h-726">
          <text:p/>
        </draw:connector>
        <draw:connector draw:style-name="gr2" draw:text-style-name="P1" draw:layer="layout" svg:x1="13.5cm" svg:y1="15.4cm" svg:x2="13.95cm" svg:y2="13.4cm" draw:start-shape="id14" draw:end-shape="id13" draw:end-glue-point="8" svg:d="m13500 15400v-999h450v-1001">
          <text:p/>
        </draw:connector>
        <draw:connector draw:style-name="gr2" draw:text-style-name="P1" draw:layer="layout" svg:x1="7.15cm" svg:y1="19.6cm" svg:x2="9.2cm" svg:y2="17.15cm" draw:start-shape="id10" draw:start-glue-point="4" draw:end-shape="id14" draw:end-glue-point="6" svg:d="m7150 19600v-2450h2050">
          <text:p/>
        </draw:connector>
        <draw:frame draw:style-name="gr11" draw:layer="layout" svg:width="7.153cm" svg:height="0.962cm" svg:x="12.9cm" svg:y="19.7cm">
          <draw:text-box>
            <text:p>Excelência Operacional</text:p>
          </draw:text-box>
        </draw:frame>
        <draw:frame draw:style-name="gr11" draw:layer="layout" svg:width="1.933cm" svg:height="0.962cm" svg:x="5.1cm" svg:y="14.038cm">
          <draw:text-box>
            <text:p>Valor</text:p>
          </draw:text-box>
        </draw:frame>
        <draw:frame draw:style-name="gr11" draw:layer="layout" svg:width="1.933cm" svg:height="0.962cm" svg:x="9.8cm" svg:y="7.338cm">
          <draw:text-box>
            <text:p>Valor</text:p>
          </draw:text-box>
        </draw:frame>
        <draw:frame draw:style-name="gr11" draw:layer="layout" svg:width="2.538cm" svg:height="0.962cm" svg:x="7.962cm" svg:y="23.1cm">
          <draw:text-box>
            <text:p>RH - T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5T18:57:59</meta:creation-date>
    <dc:date>2012-05-15T19:19:36</dc:date>
    <meta:editing-duration>PT8M1S</meta:editing-duration>
    <meta:editing-cycles>2</meta:editing-cycles>
    <meta:generator>LibreOffice/3.5$Linux_x86 LibreOffice_project/350m1$Build-2</meta:generator>
    <meta:document-statistic meta:object-count="33"/>
  </office:meta>
</office:document-meta>
</file>